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Times New Roman" fo:font-style="normal" style:font-style-asian="normal" style:font-style-complex="normal"/>
    </style:style>
    <style:style style:name="P6" style:family="paragraph" style:parent-style-name="Standard" style:list-style-name="L1"/>
    <style:style style:name="P7" style:family="paragraph" style:parent-style-name="Standard" style:list-style-name="L1">
      <style:text-properties fo:font-style="normal" style:font-style-asian="normal" style:font-style-complex="normal"/>
    </style:style>
    <style:style style:name="P8" style:family="paragraph" style:parent-style-name="Standard" style:list-style-name="L1">
      <style:text-properties style:font-name="Times New Roman" fo:font-style="normal" style:font-style-asian="normal" style:font-style-complex="normal"/>
    </style:style>
    <style:style style:name="P9" style:family="paragraph" style:parent-style-name="Standard" style:list-style-name="L2">
      <style:text-properties style:font-name="Times New Roman" fo:font-style="normal" fo:font-weight="normal" style:font-style-asian="normal" style:font-weight-asian="normal" style:font-style-complex="normal" style:font-weight-complex="normal"/>
    </style:style>
    <style:style style:name="P10" style:family="paragraph" style:parent-style-name="Standard" style:list-style-name="L2"/>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ourier New" fo:font-style="normal" style:font-style-asian="normal" style:font-style-complex="normal"/>
    </style:style>
    <style:style style:name="T5" style:family="text">
      <style:text-properties style:font-name="Courier New" fo:font-style="normal" fo:font-weight="normal" style:font-style-asian="normal" style:font-weight-asian="normal" style:font-style-complex="normal" style:font-weight-complex="normal"/>
    </style:style>
    <style:style style:name="T6" style:family="text">
      <style:text-properties style:font-name="Courier New" fo:font-weight="normal" style:font-weight-asian="normal" style:font-weight-complex="normal"/>
    </style:style>
    <style:style style:name="T7" style:family="text">
      <style:text-properties fo:color="#0000ff" style:font-name="Courier New" fo:font-style="normal" style:font-style-asian="normal" style:font-style-complex="normal"/>
    </style:style>
    <style:style style:name="T8" style:family="text">
      <style:text-properties fo:color="#0000ff" style:font-name="Courier New" fo:font-style="normal" fo:font-weight="normal" style:font-style-asian="normal" style:font-weight-asian="normal" style:font-style-complex="normal" style:font-weight-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fo:font-weight="bold" style:font-style-asian="normal" style:font-weight-asian="bold" style:font-style-complex="normal"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tyle="italic" style:font-style-asian="italic" style:font-style-complex="italic"/>
    </style:style>
    <style:style style:name="T14" style:family="text">
      <style:text-properties style:font-name="Times New Roman" fo:font-weight="normal" style:font-weight-asian="normal" style:font-weight-complex="normal"/>
    </style:style>
    <style:style style:name="T1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ule 1 - <text:s/>Basic Programming Concepts</text:p>
      <text:p text:style-name="Standard"/>
      <text:p text:style-name="P3">Chapter 2 – Variables and Data Types</text:p>
      <text:p text:style-name="Standard"/>
      <text:p text:style-name="P1">Questionnaire</text:p>
      <text:p text:style-name="Standard"/>
      <text:list xml:id="list20657867" text:style-name="L1">
        <text:list-item>
          <text:p text:style-name="P6">In what form is data (e.g. sounds, pictures, …) represented in computer systems?<text:line-break/></text:p>
        </text:list-item>
        <text:list-item>
          <text:p text:style-name="P7">What do we call the constructs of programming languages which can be used to hold data?<text:line-break/></text:p>
        </text:list-item>
        <text:list-item>
          <text:p text:style-name="P7">What is the syntax to declare an integer variable named 'a' in C and eC?<text:line-break/></text:p>
        </text:list-item>
        <text:list-item>
          <text:p text:style-name="P7">How do we call the left-hand part of the above declaration? How do we call the right-hand part?<text:line-break/></text:p>
        </text:list-item>
        <text:list-item>
          <text:p text:style-name="P7">How many bits does the above declaration in #3 take in eC? What range of values can it hold?<text:line-break/></text:p>
        </text:list-item>
        <text:list-item>
          <text:p text:style-name="P7">How many bits are there in 1 byte?<text:line-break/></text:p>
        </text:list-item>
        <text:list-item>
          <text:p text:style-name="P6"><text:span text:style-name="T2">What range of values can be contained in an </text:span><text:span text:style-name="T3">unsigned</text:span><text:span text:style-name="T2"> byte?<text:line-break/></text:span></text:p>
        </text:list-item>
        <text:list-item>
          <text:p text:style-name="P6"><text:span text:style-name="T2">What range of values can be contained in a </text:span><text:span text:style-name="T3">signed</text:span><text:span text:style-name="T2"> byte?<text:line-break/></text:span></text:p>
        </text:list-item>
        <text:list-item>
          <text:p text:style-name="P7">How many different character codes does the ASCII standard contain?<text:line-break/></text:p>
        </text:list-item>
        <text:list-item>
          <text:p text:style-name="P6"><text:span text:style-name="T2">How many </text:span><text:span text:style-name="T3">bytes</text:span><text:span text:style-name="T2"> are there in a kilobyte?<text:line-break/></text:span></text:p>
        </text:list-item>
        <text:list-item>
          <text:p text:style-name="P6"><text:span text:style-name="T2">How many </text:span><text:span text:style-name="T3">bits</text:span><text:span text:style-name="T2"> are there in 1 megabyte?<text:line-break/></text:span></text:p>
        </text:list-item>
        <text:list-item>
          <text:p text:style-name="P6"><text:span text:style-name="T2">Given the following declaration: <text:s/></text:span><text:span text:style-name="T7">uint16</text:span><text:span text:style-name="T4"> v;</text:span><text:span text:style-name="T9"> , what is the possible range of values for the variable 'v' ?<text:line-break/></text:span></text:p>
        </text:list-item>
        <text:list-item>
          <text:p text:style-name="P8">Which category of data types can be used to represent real numbers in C and eC? What are the 2 keywords to declare a variable of those data types?<text:line-break/></text:p>
        </text:list-item>
        <text:list-item>
          <text:p text:style-name="P8">Which keyword can be used to represent the lack of a data type?<text:line-break/></text:p>
        </text:list-item>
        <text:list-item>
          <text:p text:style-name="P8">Give an example of an assignment expression with a variable as a modifiable L-value.<text:line-break/></text:p>
        </text:list-item>
        <text:list-item>
          <text:p text:style-name="P8">Give an example of a numeric literal (constant)<text:line-break/></text:p>
        </text:list-item>
        <text:list-item>
          <text:p text:style-name="P6"><text:span text:style-name="T9">In C89 and eC, </text:span><text:span text:style-name="T12">declarations</text:span><text:span text:style-name="T9"> (as opposed to </text:span><text:span text:style-name="T12">statements</text:span><text:span text:style-name="T9">) should be grouped together in a specific place within a compound block. Where?<text:line-break/></text:span></text:p>
        </text:list-item>
        <text:list-item>
          <text:p text:style-name="P8">Which C and eC keyword can be used to scope a declaration to a single source file?<text:line-break/></text:p>
        </text:list-item>
        <text:list-item>
          <text:p text:style-name="P8">How is a variable scoped to a compound block called?<text:line-break/></text:p>
        </text:list-item>
        <text:list-item>
          <text:p text:style-name="P8">Which character should a declaration or statement end with?<text:line-break/><text:soft-page-break/></text:p>
        </text:list-item>
        <text:list-item>
          <text:p text:style-name="P8">Within which construct do statements belong?<text:line-break/></text:p>
        </text:list-item>
        <text:list-item>
          <text:p text:style-name="P8">What is the syntax to declare multiple variables of the same data type within a single declaration?<text:line-break/></text:p>
        </text:list-item>
        <text:list-item>
          <text:p text:style-name="P8">What is the data type of the numeric literal 1.618f ?<text:line-break/></text:p>
        </text:list-item>
        <text:list-item>
          <text:p text:style-name="P8">What is the data type of the numeric literal 3.14159265 ?<text:line-break/></text:p>
        </text:list-item>
        <text:list-item>
          <text:p text:style-name="P8">Give an example of a variable declared and initialized within the declaration.<text:line-break/></text:p>
        </text:list-item>
        <text:list-item>
          <text:p text:style-name="P8">What is the radix of the hexadecimal system? How many digits are used in the hexadecimal system? What are their symbols?<text:line-break/></text:p>
        </text:list-item>
        <text:list-item>
          <text:p text:style-name="P8">How do we write 43962 in hexadecimal as a C or eC numeric literal?<text:line-break/></text:p>
        </text:list-item>
        <text:list-item>
          <text:p text:style-name="P6"><text:span text:style-name="T9">How do we represent the character literal of the letter </text:span><text:span text:style-name="T10">V</text:span><text:span text:style-name="T9"> in C and eC?<text:line-break/></text:span></text:p>
        </text:list-item>
        <text:list-item>
          <text:p text:style-name="P8">What is the encoding for character string literals in eC?<text:line-break/></text:p>
        </text:list-item>
        <text:list-item>
          <text:p text:style-name="P8">Which eC data type can be used to hold a single Unicode code point? How many bits does it occupy?<text:line-break/></text:p>
        </text:list-item>
        <text:list-item>
          <text:p text:style-name="P6"><text:span text:style-name="T9">Give an example of a string declaration / initialization with a character string literal. Use the eC built-in String data type rather than the char pointer syntax presented in the book. (This means you do not need to use the </text:span><text:span text:style-name="T11">*</text:span><text:span text:style-name="T9"> symbol. At the moment 'String' and 'char *' are interchangeable.)<text:line-break/></text:span></text:p>
        </text:list-item>
        <text:list-item>
          <text:p text:style-name="P8">Demonstrate casting the value 26 originally assigned to an 'int' to store it in a 'byte'.<text:line-break/></text:p>
        </text:list-item>
        <text:list-item>
          <text:p text:style-name="P8">Let's say you have a float variable named e to which the value 2.6 is assigned. Demonstrate how you can round it to the nearest integer (casting it) and then assign it to an integer variable named 'i'. A hint for rounding: casting to an integer drops the decimal part, and a number with a decimal part greater or equal to 0.5 should round to the next integer, you will need to use the + operator.<text:line-break/></text:p>
        </text:list-item>
        <text:list-item>
          <text:p text:style-name="P8">Write two eC comments: one using the one-line, C++ style comment, and one spanning multiple lines using C style comments.<text:line-break/></text:p>
        </text:list-item>
        <text:list-item>
          <text:p text:style-name="P6"><text:span text:style-name="T9">In </text:span><text:span text:style-name="T7">char</text:span><text:span text:style-name="T4"> a = 'J';</text:span><text:span text:style-name="T9"> , what is the numerical value of a?<text:line-break/></text:span></text:p>
        </text:list-item>
        <text:list-item>
          <text:p text:style-name="P6"><text:span text:style-name="T9">In </text:span><text:span text:style-name="T7">char</text:span><text:span text:style-name="T4"> a = '8';</text:span><text:span text:style-name="T9"> , what is the numerical value of a? (Warning: depending on the version of the </text:span><text:span text:style-name="T13">Ecere Tao of Programming</text:span><text:span text:style-name="T9">, there might have been an error regarding the ASCII code for '1', the correct value is 49)<text:line-break/></text:span></text:p>
        </text:list-item>
        <text:list-item>
          <text:p text:style-name="P6"><text:span text:style-name="T9">In eC what values do uninitialized </text:span><text:span text:style-name="T10">local</text:span><text:span text:style-name="T9"> variables contain before assigning any value to them?<text:line-break/></text:span></text:p>
        </text:list-item>
        <text:list-item>
          <text:p text:style-name="P6"><text:span text:style-name="T9">What value can </text:span><text:span text:style-name="T10">global</text:span><text:span text:style-name="T9"> variables safely be assumed to be initialized to in eC? Declare one (outside any function) and print its value within an Application::Main() to find out!</text:span></text:p>
        </text:list-item>
      </text:list>
      <text:p text:style-name="P5"><text:soft-page-break/></text:p>
      <text:p text:style-name="P1">Lab Work<text:line-break/><text:line-break/><text:span text:style-name="T15">Note: You can add </text:span><text:span text:style-name="T6">system("pause");</text:span><text:span text:style-name="T14"> at the end of your Main() method so that the Win32 console stays up and you have time to look at the output. Also make sure to select “Console Application” in the project settings / Linker tab.</text:span></text:p>
      <text:p text:style-name="P1"/>
      <text:list xml:id="list20653393" text:style-name="L2">
        <text:list-item>
          <text:p text:style-name="P9">Write a function named 'ShowDistance' with an integer return type, taking in an integer parameter named 'd', and a String parameter named 'units'. Use the printf function to print the contents of these two variables so that the output is formatted to read <text:line-break/>(e.g. with d = 54, and units = “feet”):<text:line-break/>“The distance is 54 feet.” (with a new line at the end).<text:line-break/></text:p>
        </text:list-item>
        <text:list-item>
          <text:p text:style-name="P9">Make the function return that same integer value (d) that was passed to it.</text:p>
          <text:p text:style-name="P9"/>
        </text:list-item>
        <text:list-item>
          <text:p text:style-name="P10"><text:span text:style-name="T11">Comment out (with a single-line comment style) the printf statement in #37, and replace it with the use of the eC PrintLn function instead. With PrintLn you do not use format specifiers, but you can simply pass a variable number of arguments of various data types and they will be printed in the sequence they are passed. Example:<text:line-break/></text:span><text:span text:style-name="T8">int</text:span><text:span text:style-name="T5"> a = 3, b = 4;<text:line-break/>PrintLn(a, “ + “, b, “ = “, a + b);<text:line-break/></text:span></text:p>
        </text:list-item>
        <text:list-item>
          <text:p text:style-name="P10"><text:span text:style-name="T11">Write an Application class to test out that function. Invoke the ShowDistance function from your Main() method, and print its return value as well by passing the function call expression as an argument to PrintLn. Print it with a message that would look like: “The function returned: 54”. Notice how the output of the PrintLn within ShowDistance is displayed 'before' the output of the one in your Main method. Provide (only) the project and source file for #1-4</text:span><text:span text:style-name="T15">.<text:line-break/></text:span></text:p>
        </text:list-item>
        <text:list-item>
          <text:p text:style-name="P10"><text:span text:style-name="T15">Rewrite the VariablesApp application on page 18 of the book to use the String data type and the PrintLn function. To print the 'rougher' phi, with 1 decimal as in the printf example (format string: %.1f), multiply it by 10, round it, and then divide it by 10.0f (floating point 10). You will need to use the following operators: / (division), * (multiplication), + (addition), the round brackets </text:span><text:span text:style-name="T1">(</text:span><text:span text:style-name="T15"> and </text:span><text:span text:style-name="T1">)</text:span><text:span text:style-name="T15"> to prioritize the operations, and a cast to an integer. It could be useful for you to first go through the material for next class in the next chapter on arithmetic operators. </text:span><text:span text:style-name="T11">Provide (only) the project and source file.</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09-12T00:57:13.47</dc:date>
    <dc:creator>Jerome St-Louis</dc:creator>
    <meta:editing-duration>PT04H28M55S</meta:editing-duration>
    <meta:editing-cycles>59</meta:editing-cycles>
    <meta:generator>OpenOffice.org/3.2$Win32 OpenOffice.org_project/320m12$Build-9483</meta:generator>
    <meta:document-statistic meta:table-count="0" meta:image-count="0" meta:object-count="0" meta:page-count="3" meta:paragraph-count="47" meta:word-count="1126" meta:character-count="6036"/>
  </office:meta>
</office:document-meta>
</file>